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arial" fo:font-size="48pt" fo:letter-spacing="normal" fo:font-style="normal" fo:font-weight="bold" officeooo:rsid="0002de12" officeooo:paragraph-rsid="0002de12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arial" fo:font-size="48pt" fo:letter-spacing="normal" fo:font-style="normal" fo:font-weight="bold" officeooo:rsid="00031b10" officeooo:paragraph-rsid="00031b10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world!</text:p>
      <text:p text:style-name="P2">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55:47.433349966</meta:creation-date>
    <dc:date>2020-12-09T11:58:43.174327417</dc:date>
    <meta:editing-duration>PT3M1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3" meta:character-count="14" meta:non-whitespace-character-count="13"/>
  </office:meta>
</office:document-meta>
</file>